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788cm"/>
    </style:style>
    <style:style style:name="co2" style:family="table-column">
      <style:table-column-properties fo:break-before="auto" style:column-width="9.641cm"/>
    </style:style>
    <style:style style:name="co3" style:family="table-column">
      <style:table-column-properties fo:break-before="auto" style:column-width="38.105cm"/>
    </style:style>
    <style:style style:name="co4"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1.263cm" fo:break-before="auto" style:use-optimal-row-height="false"/>
    </style:style>
    <style:style style:name="ro3" style:family="table-row">
      <style:table-row-properties style:row-height="0.815cm" fo:break-before="auto" style:use-optimal-row-height="false"/>
    </style:style>
    <style:style style:name="ro4" style:family="table-row">
      <style:table-row-properties style:row-height="1.499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1.526cm" fo:break-before="auto" style:use-optimal-row-height="false"/>
    </style:style>
    <style:style style:name="ro7" style:family="table-row">
      <style:table-row-properties style:row-height="0.974cm" fo:break-before="auto" style:use-optimal-row-height="false"/>
    </style:style>
    <style:style style:name="ro8" style:family="table-row">
      <style:table-row-properties style:row-height="2.263cm" fo:break-before="auto" style:use-optimal-row-height="false"/>
    </style:style>
    <style:style style:name="ro9" style:family="table-row">
      <style:table-row-properties style:row-height="1.579cm" fo:break-before="auto" style:use-optimal-row-height="false"/>
    </style:style>
    <style:style style:name="ro10" style:family="table-row">
      <style:table-row-properties style:row-height="0.894cm" fo:break-before="auto" style:use-optimal-row-height="false"/>
    </style:style>
    <style:style style:name="ro11" style:family="table-row">
      <style:table-row-properties style:row-height="0.631cm" fo:break-before="auto" style:use-optimal-row-height="false"/>
    </style:style>
    <style:style style:name="ro12" style:family="table-row">
      <style:table-row-properties style:row-height="1.552cm" fo:break-before="auto" style:use-optimal-row-height="false"/>
    </style:style>
    <style:style style:name="ro13" style:family="table-row">
      <style:table-row-properties style:row-height="1.21cm" fo:break-before="auto" style:use-optimal-row-height="false"/>
    </style:style>
    <style:style style:name="ro14" style:family="table-row">
      <style:table-row-properties style:row-height="5.71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cm"/>
      <style:text-properties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style:vertical-align="middle"/>
      <style:paragraph-properties fo:text-align="center" fo:margin-left="0cm"/>
      <style:text-properties fo:font-size="9pt" style:font-size-asian="9pt" style:font-size-complex="9pt"/>
    </style:style>
    <style:style style:name="ce3" style:family="table-cell" style:parent-style-name="Default">
      <style:table-cell-properties style:text-align-source="fix" style:repeat-content="false" fo:wrap-option="wrap" style:vertical-align="top"/>
      <style:paragraph-properties fo:text-align="center" fo:margin-left="0cm"/>
      <style:text-properties fo:font-size="9pt" fo:font-weight="bold" style:font-size-asian="9pt" style:font-weight-asian="bold" style:font-size-complex="9pt" style:font-weight-complex="bold"/>
    </style:style>
    <style:style style:name="ce4" style:family="table-cell" style:parent-style-name="Default">
      <style:table-cell-properties fo:wrap-option="wrap" style:vertical-align="top"/>
      <style:text-properties fo:font-size="9pt" style:font-size-asian="9pt" style:font-size-complex="9pt"/>
    </style:style>
    <style:style style:name="ce5" style:family="table-cell" style:parent-style-name="Default">
      <style:text-properties fo:font-size="9pt" style:font-size-asian="9pt" style:font-size-complex="9pt"/>
    </style:style>
    <style:style style:name="ce6" style:family="table-cell" style:parent-style-name="Default">
      <style:table-cell-properties style:text-align-source="fix" style:repeat-content="false"/>
      <style:paragraph-properties fo:text-align="center" fo:margin-left="0cm"/>
      <style:text-properties fo:font-size="9pt" fo:font-weight="bold" style:font-size-asian="9pt" style:font-weight-asian="bold" style:font-size-complex="9pt" style:font-weight-complex="bold"/>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4"/>
        <table:table-column table:style-name="co3" table:default-cell-style-name="ce4"/>
        <table:table-column table:style-name="co4" table:number-columns-repeated="16381" table:default-cell-style-name="ce5"/>
        <table:table-row table:style-name="ro1">
          <table:table-cell table:style-name="ce1"/>
          <table:table-cell table:style-name="ce3" office:value-type="string" calcext:value-type="string">
            <text:p>MAUD</text:p>
          </table:table-cell>
          <table:table-cell table:style-name="ce3" office:value-type="string" calcext:value-type="string">
            <text:p>MANU</text:p>
          </table:table-cell>
          <table:table-cell table:style-name="ce6" table:number-columns-repeated="16381"/>
        </table:table-row>
        <table:table-row table:style-name="ro2">
          <table:table-cell office:value-type="float" office:value="1" calcext:value-type="float">
            <text:p>1</text:p>
          </table:table-cell>
          <table:table-cell office:value-type="string" calcext:value-type="string">
            <text:p>JO été, violence verbale, harcèlement</text:p>
          </table:table-cell>
          <table:table-cell office:value-type="string" calcext:value-type="string">
            <text:p>Je m’excuse pour la forme et les mots, sur le ton aussi. Sincèrement je n’avais pas à gâcher votre joie d’un spectacle esthétique rassemblant des athlètes du monde entier qui viennent se surpasser dans une ville qui a été embellie pour l’occasion.</text:p>
            <text:p>Sur le fonds j’ai vu que tu pensais à l’esthétisme quand je pensais en plus à la symbolique → les organisateurs ont sali la religion catholique, une partie de l’histoire et il faudrait qu’on applaudisse ? La France a applaudi globalement, mais les 3/4 du monde (et pas que catholique) s’est insurgé.</text:p>
          </table:table-cell>
          <table:table-cell table:number-columns-repeated="16381"/>
        </table:table-row>
        <table:table-row table:style-name="ro3">
          <table:table-cell office:value-type="float" office:value="2" calcext:value-type="float">
            <text:p>2</text:p>
          </table:table-cell>
          <table:table-cell office:value-type="string" calcext:value-type="string">
            <text:p>Auto-centrés : tout tourné vers nous</text:p>
          </table:table-cell>
          <table:table-cell office:value-type="string" calcext:value-type="string">
            <text:p>On va en reparler mais l’idée c’est de dire qu’on va changer cela. Néanmoins je tiens à ce que tu saches que nous n’avons pas à nier qui nous sommes : des gens authentiques, humains, avec un idéal de vie, tournés sur l’analyse de soi pour s’améliorer avec les autres aussi.</text:p>
          </table:table-cell>
          <table:table-cell table:number-columns-repeated="16381"/>
        </table:table-row>
        <table:table-row table:style-name="ro4">
          <table:table-cell office:value-type="float" office:value="3" calcext:value-type="float">
            <text:p>3</text:p>
          </table:table-cell>
          <table:table-cell office:value-type="string" calcext:value-type="string">
            <text:p>« Tu n’entends pas, tu ne vois pas, tu n’entends pas tout ce qui se passe autour de toi »</text:p>
          </table:table-cell>
          <table:table-cell office:value-type="string" calcext:value-type="string">
            <text:p>As tu des faits à présenter? </text:p>
            <text:p>Selon ma vision : j’écoute attentivement quand tu me parles de ton célibat, que tu dis que tu payes les factures, que tu es seule à gérer des montagnes, que tu manques d’énergie, que tu ne trouves pas la bonne personne, que tu es triste de ne pas trouver de maison. Mon processus de raisonnement: écoute &gt; compassion/empathie &gt; sentiment d’impuissance &gt; prêt  à aider (recevoir Côme, ou autre) et aussi énervement que tu ne fasse pas ton introspection pour aller au stade du dessus qui te permettras d’avoir plus d’argent, un mec et une vie plus souple. Si si ça existe et c’est possible.</text:p>
          </table:table-cell>
          <table:table-cell table:number-columns-repeated="16381"/>
        </table:table-row>
        <table:table-row table:style-name="ro5">
          <table:table-cell office:value-type="float" office:value="4" calcext:value-type="float">
            <text:p>4</text:p>
          </table:table-cell>
          <table:table-cell office:value-type="string" calcext:value-type="string">
            <text:p>Email Maud à Alix à mon sujet :</text:p>
          </table:table-cell>
          <table:table-cell table:number-columns-repeated="16382"/>
        </table:table-row>
        <table:table-row table:style-name="ro5">
          <table:table-cell office:value-type="float" office:value="5" calcext:value-type="float">
            <text:p>5</text:p>
          </table:table-cell>
          <table:table-cell office:value-type="string" calcext:value-type="string">
            <text:p><text:s/>-Frère agressif</text:p>
          </table:table-cell>
          <table:table-cell office:value-type="string" calcext:value-type="string">
            <text:p>Je te présente mes excuses.</text:p>
          </table:table-cell>
          <table:table-cell table:number-columns-repeated="16381"/>
        </table:table-row>
        <table:table-row table:style-name="ro6">
          <table:table-cell office:value-type="float" office:value="6" calcext:value-type="float">
            <text:p>6</text:p>
          </table:table-cell>
          <table:table-cell office:value-type="string" calcext:value-type="string">
            <text:p><text:s/>-Persécution, monde travail, politique</text:p>
          </table:table-cell>
          <table:table-cell office:value-type="string" calcext:value-type="string">
            <text:p>Je ne comprends pas pourquoi tu n’essayes pas de comprendre le « pourquoi » de ma réaction et ma façon de pensée. C’est affligeant de voir le manque d’intérêt que tu portes à mes motivations qui sont beaucoup plus smart que ce que tu ne peux croire. Je crois en la capacité du salarié à exceller, à apprendre, à apporter une valeur de ouf pour l’entreprise, à être super motivé, à avoir une vision pour la boite et c’est ce que je fais au quotidien quand je bosse. </text:p>
            <text:p>Et puis il y a un système en place et tu le connais très très bien. Je ne peux pas le décrire par écrit avec ses avantages et ses améliorations urgentes à implémenter mais on doit en parler un jour où tu es en pleine forme (ça c’e sont des réflexions profondes chez le HPI) </text:p>
          </table:table-cell>
          <table:table-cell table:number-columns-repeated="16381"/>
        </table:table-row>
        <table:table-row table:style-name="ro7">
          <table:table-cell office:value-type="float" office:value="7" calcext:value-type="float">
            <text:p>7</text:p>
          </table:table-cell>
          <table:table-cell office:value-type="string" calcext:value-type="string">
            <text:p><text:s/>-Propos irrationnel sur suite de sa recherche professionnelle</text:p>
          </table:table-cell>
          <table:table-cell office:value-type="string" calcext:value-type="string">
            <text:p>On en reparle à l’oral, je n’écris rien sur cela. Le raisonnement est bcp trop profond. Quand tu auras de l’énergie, on s’appelle et je te dis mon raisonnement positif sur le mode du travail et mon raisonnement sur les ressources humaines et le management tel qu’il existe dans le système actuel. Je lis bcp à ce sujet et nous sommes une minorité grandissante qui devient vocal et partage la même vision.</text:p>
          </table:table-cell>
          <table:table-cell table:number-columns-repeated="16381"/>
        </table:table-row>
        <table:table-row table:style-name="ro5">
          <table:table-cell office:value-type="float" office:value="8" calcext:value-type="float">
            <text:p>8</text:p>
          </table:table-cell>
          <table:table-cell office:value-type="string" calcext:value-type="string">
            <text:p>Sistas clones Alix</text:p>
          </table:table-cell>
          <table:table-cell office:value-type="string" calcext:value-type="string">
            <text:p>Pourquoi attendrais je de vous que vous soyez des clones ? Sur quels aspects ?</text:p>
          </table:table-cell>
          <table:table-cell table:number-columns-repeated="16381"/>
        </table:table-row>
        <table:table-row table:style-name="ro8">
          <table:table-cell office:value-type="float" office:value="9" calcext:value-type="float">
            <text:p>9</text:p>
          </table:table-cell>
          <table:table-cell office:value-type="string" calcext:value-type="string">
            <text:p>Tu n’acceptes pas qui nous sommes</text:p>
          </table:table-cell>
          <table:table-cell office:value-type="string" calcext:value-type="string">
            <text:p>Vrai et faux. </text:p>
            <text:p>J’accepte votre vie, vos jobs, vos voyages.Mais je note des différences sur les valeurs, la personnalité et ça demande de l’adaptation de votre côté et du mien.</text:p>
            <text:p/>
            <text:p>Si tu prends ton exemple tu as 2 faces : une face spirituelle, humaine et qui s’exprime à coeur ouvert. Une face plus dure de la mère seule, qui paye les factures, qui manque d’énergie, parfois intransigeante. Evidemment je préfère la 1ere, mais je comprends la seconde.</text:p>
            <text:p>Tu m’as dis qu’il y a 2 manu : le fun d’avant et le marié et tu préfères le 1<text:span text:style-name="T1">er</text:span> donc toi non plus n’acceptes pas complètement qui je suis devenu, mon évolution. Tu as des préférences .</text:p>
          </table:table-cell>
          <table:table-cell table:number-columns-repeated="16381"/>
        </table:table-row>
        <table:table-row table:style-name="ro9">
          <table:table-cell office:value-type="float" office:value="10" calcext:value-type="float">
            <text:p>10</text:p>
          </table:table-cell>
          <table:table-cell office:value-type="string" calcext:value-type="string">
            <text:p>Tu traverses une période difficile mais tu n’es pas le seul.</text:p>
          </table:table-cell>
          <table:table-cell office:value-type="string" calcext:value-type="string">
            <text:p>Déjà si je traverse une période difficile, j’ai pas droit à un p… de respect ? D’empathie ? TU as aidé psychologiquement pour me soutenir ?? Non parce que tu me trouves trop auto-centré et cela t’énerves, de plus tu n’as pas l’énergie et c’est ta 172<text:span text:style-name="T1">e</text:span> priorité. OK j’ai déjà compris.</text:p>
            <text:p/>
            <text:p>Je respecte tes périodes difficiles, celles d’ac, celle des autres et j’ai de l’empathie pour vous tous. Pourquoi devrais je cacher mes périodes difficiles ? Je ne suis pas un robot.</text:p>
          </table:table-cell>
          <table:table-cell table:number-columns-repeated="16381"/>
        </table:table-row>
        <table:table-row table:style-name="ro9">
          <table:table-cell office:value-type="float" office:value="11" calcext:value-type="float">
            <text:p>11</text:p>
          </table:table-cell>
          <table:table-cell office:value-type="string" calcext:value-type="string">
            <text:p>C’est facile pour Alix, elle fait partie des 1 %, elle n’a pas de contrainte matérielle</text:p>
          </table:table-cell>
          <table:table-cell office:value-type="string" calcext:value-type="string">
            <text:p>Pourquoi ne dis-tu pas que tu es jalouse qu’elle ait plus d’argent et que tu aimerais avoir un mari aisé?</text:p>
            <text:p>Comment ne pas voir qu’elle est née comme ca, n’a pas choisi sa famille. Pour devrait-elle quitter sa famille pour devenir pauvre ? Elle a épousé un type pauvre (au départ). Elle dit ne pas aimer l’argent, elle le dit. Elle est très raisonnable dans les dépenses. Elle reçoit jamais d’argent de son père (sauf un peu ponctuellement avec le chômage pour payer école Esteban).</text:p>
            <text:p>Et pourquoi toi tu n’essaierais pas de t’enrichir si être pauvre te fait souffrir ? Si finalement c’est important pour toi ? </text:p>
          </table:table-cell>
          <table:table-cell table:number-columns-repeated="16381"/>
        </table:table-row>
        <table:table-row table:style-name="ro5">
          <table:table-cell office:value-type="float" office:value="12" calcext:value-type="float">
            <text:p>12</text:p>
          </table:table-cell>
          <table:table-cell office:value-type="string" calcext:value-type="string">
            <text:p>Alix vit en dehors de la réalité des vrais gens</text:p>
          </table:table-cell>
          <table:table-cell office:value-type="string" calcext:value-type="string">
            <text:p>Pourquoi ? Elle n’est pas une « vraie personne » avec les mêmes difficultés ?</text:p>
          </table:table-cell>
          <table:table-cell table:number-columns-repeated="16381"/>
        </table:table-row>
        <table:table-row table:style-name="ro10">
          <table:table-cell office:value-type="float" office:value="13" calcext:value-type="float">
            <text:p>13</text:p>
          </table:table-cell>
          <table:table-cell office:value-type="string" calcext:value-type="string">
            <text:p>Son mode de pensée est dangereux car tu le transposes sur les vrais gens ils finissent sous les ponts</text:p>
          </table:table-cell>
          <table:table-cell office:value-type="string" calcext:value-type="string">
            <text:p>C’est quoi son mode de pensée si différent des autres gens ?</text:p>
          </table:table-cell>
          <table:table-cell table:number-columns-repeated="16381"/>
        </table:table-row>
        <table:table-row table:style-name="ro11">
          <table:table-cell office:value-type="float" office:value="14" calcext:value-type="float">
            <text:p>14</text:p>
          </table:table-cell>
          <table:table-cell office:value-type="string" calcext:value-type="string">
            <text:p>Tu n’as plus d’identité à toi à part entière</text:p>
          </table:table-cell>
          <table:table-cell office:value-type="string" calcext:value-type="string">
            <text:p>Comment ça ? Tu es au courant qu’il y a des phases de transition dans la vie et que les gens changent, parfois c’est assez brutal et cela peut avoir des effets positifs sur 2-3 ans ?</text:p>
          </table:table-cell>
          <table:table-cell table:number-columns-repeated="16381"/>
        </table:table-row>
        <table:table-row table:style-name="ro3">
          <table:table-cell office:value-type="float" office:value="15" calcext:value-type="float">
            <text:p>15</text:p>
          </table:table-cell>
          <table:table-cell office:value-type="string" calcext:value-type="string">
            <text:p>Je ne me sens pas jalouse et manipulatrice</text:p>
          </table:table-cell>
          <table:table-cell office:value-type="string" calcext:value-type="string">
            <text:p>Jalousie envers alix → si clairement, « elle est mieux née car plus riche que 99 % des gens».</text:p>
            <text:p>Manipulatrice : 3 à 5 sur 10 disons et parfois 0/10. Il suffit de relire les tournures de phrase et l’alternance de phrases chocs et passages à savon que tu utilises. Le nier c’est manipuler. Penser qu’on ne le voit pas c’est insulter mon intelligence.</text:p>
          </table:table-cell>
          <table:table-cell table:number-columns-repeated="16381"/>
        </table:table-row>
        <table:table-row table:style-name="ro12">
          <table:table-cell office:value-type="float" office:value="16" calcext:value-type="float">
            <text:p>16</text:p>
          </table:table-cell>
          <table:table-cell office:value-type="string" calcext:value-type="string">
            <text:p>Et donc maintenant tu vas abattre ta carte dès que ça t’arrange dans les situations inconfortables ?</text:p>
          </table:table-cell>
          <table:table-cell office:value-type="string" calcext:value-type="string">
            <text:p>Tu ne me laisses pas le choix de ne rien te dire me concernant et de ne faire que parler des autres à partir de maintenant. Je le ferai en ta présence pour que notre relation ne fasse pas bêtement pschitt. On mérite mieux que cela toi et moi.</text:p>
            <text:p>Sinon à la base je parle de HPI/TDAH et hypersensibilité car dans le monde professionnel je dois prendre en compte mes particularités pour m’adapter → tu ne crois pas que cela pourrait largement m’être utile?  Qu’une experte en RH ne comprenne pas cela automatiquement et n’ait pas lu ce qui définit ces gens, n’ait pas une réaction dépassionnée, en dit long sur le manque de formation, d’empathie et capacité à comprendre les collaborateurs sur cette dimension. Ou alors tu es formée, tu connais, tu nies cette réalité et c’est presque pire. Explique moi ce point.</text:p>
          </table:table-cell>
          <table:table-cell table:number-columns-repeated="16381"/>
        </table:table-row>
        <table:table-row table:style-name="ro10">
          <table:table-cell office:value-type="float" office:value="17" calcext:value-type="float">
            <text:p>17</text:p>
          </table:table-cell>
          <table:table-cell office:value-type="string" calcext:value-type="string">
            <text:p>On se plaint le +</text:p>
          </table:table-cell>
          <table:table-cell office:value-type="string" calcext:value-type="string">
            <text:p>On va s’adapter et ne plus rien dire sur nous en ta présence. Tu auras le sentiment d’être plus au centre et te sentiras mieux, moi aussi du coup.</text:p>
            <text:p>Ca fait 20 ans que je vous ai laissé la place avec maman. Depuis que j’ai constaté trop tard que mes discussions avec elle à table quand papa était là vous faisaient sentir inexistantes/transparentes. Je m’excuse d’avoir accaparé ces discussions.</text:p>
          </table:table-cell>
          <table:table-cell table:number-columns-repeated="16381"/>
        </table:table-row>
        <table:table-row table:style-name="ro13">
          <table:table-cell office:value-type="float" office:value="18" calcext:value-type="float">
            <text:p>18</text:p>
          </table:table-cell>
          <table:table-cell office:value-type="string" calcext:value-type="string">
            <text:p>« qui veut passer plus de temps à aller voir des psys, passer des tests... »</text:p>
          </table:table-cell>
          <table:table-cell office:value-type="string" calcext:value-type="string">
            <text:p>On n’en parlera plus avec toi.</text:p>
            <text:p>En même temps si tu apprenais à mieux te connaître (ton identité, tes singularités de profil mbti ou hpi ou autre), ne penses tu pas que cela pourrait t’aider ?</text:p>
            <text:p>Et si tu as connaissance de tes profils, si tu décides de ne pas les partager, c’est un choix que je respecte. Mais pourquoi étouffer ceux qui souhaitent partager ??</text:p>
          </table:table-cell>
          <table:table-cell table:number-columns-repeated="16381"/>
        </table:table-row>
        <table:table-row table:style-name="ro5">
          <table:table-cell/>
          <table:table-cell table:style-name="ce5" table:number-columns-repeated="2"/>
          <table:table-cell table:number-columns-repeated="16381"/>
        </table:table-row>
        <table:table-row table:style-name="ro14">
          <table:table-cell/>
          <table:table-cell office:value-type="string" calcext:value-type="string">
            <text:p><text:s/>-Propos irrationnel sur suite de sa recherche professionnelle</text:p>
          </table:table-cell>
          <table:table-cell office:value-type="string" calcext:value-type="string">
            <text:p>Je suis HPI et tout le blabla et ça veut dire quoi : j’aime les projets multiples en parallèle, j’adore apporter de la valeur, j’aime apprendre, je suis stimulé par cela et je peux faire décoller un service, un département, une entreprise avec cela. Au départ j’aime les gens, je veux les faire collaborer ensemble, je suis sympa sincèrement, j’essaye de les aider au taf.</text:p>
            <text:p>Mes capacités intellectuelles ne sont pas communes donc soit le système les exploite et je décolle soit le système les étouffe.</text:p>
            <text:p/>
            <text:p>La réalité → 6 fois au chômage (licenciement, non renouvellement contrat, démission) </text:p>
            <text:p>RH, Managers qui se sentent tout puissants, licencient sansa avertissement au moindre soupçon sans me laisser aucune chance. </text:p>
            <text:p>La réalité : système qui promeut des managers qui n’ont pas les compétences de leader, qui respectent les process, innovent peu, disent oui à tout, sont des agneaux pour ne pas froisser l’égo des N+1,2,3 → bal des faux culs, pas authenticité, système capitaliste en déclin</text:p>
            <text:p/>
            <text:p>La réalité du monde du travail : bcp veulent le poste du manager, back stabbing, jalousies (untel a une maison, est marié, a des enfants, gagne 20 % de plus…), les hpi en prennent plein la tronche (trop différents, trop intelligents, trop arrogants, pas assez comme la norme), des « yes men » partout qui respectent à fonds les process et l’autorité d’un management à peine légitime. Des moutons qui veulent leur chèque pour payer des factures.</text:p>
            <text:p>Résultat → rien ne change, burn out, bore out, silence quitting, perte de sens et d’intérêt, désillusion. Le bureau des RH devient le bureau des pleurs, quand on ose encore aller les voir par peur d’un effet boomerang (le rh qui parle au manager qui s’arrange pour licencier)</text:p>
          </table:table-cell>
          <table:table-cell table:number-columns-repeated="16381"/>
        </table:table-row>
        <table:table-row table:style-name="ro5" table:number-rows-repeated="1048554">
          <table:table-cell table:number-columns-repeated="16384"/>
        </table:table-row>
        <table:table-row table:style-name="ro5">
          <table:table-cell table:number-columns-repeated="16384"/>
        </table:table-row>
      </table:table>
      <table:table table:name="Sheet2" table:style-name="ta1">
        <table:table-column table:style-name="co4" table:default-cell-style-name="Default"/>
        <table:table-row table:style-name="ro5">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0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1T11:12:08.831450579</meta:creation-date>
    <dc:date>2025-07-01T13:29:17.538184710</dc:date>
    <meta:editing-duration>PT1H46M22S</meta:editing-duration>
    <meta:editing-cycles>18</meta:editing-cycles>
    <meta:generator>LibreOffice/24.2.7.2$Linux_X86_64 LibreOffice_project/420$Build-2</meta:generator>
    <meta:document-statistic meta:table-count="2" meta:cell-count="57" meta:object-count="0"/>
  </office:meta>
</office:document-meta>
</file>